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95a2b" officeooo:paragraph-rsid="00195a2b"/>
    </style:style>
    <style:style style:name="P2" style:family="paragraph" style:parent-style-name="Standard">
      <style:text-properties officeooo:paragraph-rsid="00195a2b"/>
    </style:style>
    <style:style style:name="P3" style:family="paragraph" style:parent-style-name="Standard">
      <style:text-properties fo:font-style="italic" fo:font-weight="bold" officeooo:rsid="00195a2b" officeooo:paragraph-rsid="00195a2b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95a2b" officeooo:paragraph-rsid="001ba39f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ba39f"/>
    </style:style>
    <style:style style:name="P6" style:family="paragraph" style:parent-style-name="Standard">
      <style:text-properties fo:font-style="normal" fo:font-weight="normal" officeooo:rsid="00195a2b" officeooo:paragraph-rsid="001ba39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95a2b" officeooo:paragraph-rsid="001dc24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ba39f" officeooo:paragraph-rsid="001ba39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ba39f" officeooo:paragraph-rsid="001dc24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bf348" officeooo:paragraph-rsid="001bf34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paragraph-rsid="001ba39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1ba39f" style:font-name-asian="Arial1" style:font-name-complex="Arial1"/>
    </style:style>
    <style:style style:name="P13" style:family="paragraph" style:parent-style-name="Standard">
      <style:paragraph-properties fo:text-align="justify" style:justify-single-word="false"/>
      <style:text-properties officeooo:paragraph-rsid="001bf348" style:font-name-asian="Arial1" style:font-name-complex="Arial1"/>
    </style:style>
    <style:style style:name="P14" style:family="paragraph" style:parent-style-name="Standard">
      <style:text-properties fo:font-style="normal" fo:font-weight="normal" officeooo:rsid="001bf348" officeooo:paragraph-rsid="001bf34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italic" fo:font-weight="bold" officeooo:rsid="00195a2b" officeooo:paragraph-rsid="001ba39f" fo:background-color="#ffffff" style:font-style-asian="italic" style:font-weight-asian="bold" style:font-style-complex="italic" style:font-weight-complex="bold"/>
    </style:style>
    <style:style style:name="T1" style:family="text">
      <style:text-properties fo:font-weight="bold" officeooo:rsid="00195a2b" style:font-weight-asian="bold" style:font-weight-complex="bold"/>
    </style:style>
    <style:style style:name="T2" style:family="text">
      <style:text-properties fo:font-weight="bold" officeooo:rsid="001b81d8" style:font-weight-asian="bold" style:font-weight-complex="bold"/>
    </style:style>
    <style:style style:name="T3" style:family="text">
      <style:text-properties fo:font-weight="bold" officeooo:rsid="001ba39f" style:font-weight-asian="bold" style:font-weight-complex="bold"/>
    </style:style>
    <style:style style:name="T4" style:family="text">
      <style:text-properties officeooo:rsid="001ba39f"/>
    </style:style>
    <style:style style:name="T5" style:family="text">
      <style:text-properties officeooo:rsid="001bf348"/>
    </style:style>
    <style:style style:name="T6" style:family="text">
      <style:text-properties officeooo:rsid="001dc24c"/>
    </style:style>
    <style:style style:name="T7" style:family="text">
      <style:text-properties officeooo:rsid="0020d5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xercícios</text:span><text:span text:style-name="T1"> de Laços </text:span><text:span text:style-name="T3">Repetição</text:span></text:p>
      <text:p text:style-name="Standard"/>
      <text:p text:style-name="Standard"/>
      <text:p text:style-name="P15">Questão <text:span text:style-name="T7">1</text:span> <text:span text:style-name="T4">(Para)</text:span></text:p>
      <text:p text:style-name="P6"/>
      <text:p text:style-name="P10">programa</text:p>
      <text:p text:style-name="P10">{</text:p>
      <text:p text:style-name="P10"><text:s text:c="4"/>funcao inicio()</text:p>
      <text:p text:style-name="P10"><text:s text:c="4"/>{</text:p>
      <text:p text:style-name="P10"><text:s text:c="8"/>/* A prefeitura de uma cidade fez uma pesquisa entre 20 de seus habitantes, coletando dados sobre o salário e número de filhos. A prefeitura deseja saber:   </text:p>
      <text:p text:style-name="P10"/>
      <text:p text:style-name="P10">a) média do salário da população; </text:p>
      <text:p text:style-name="P10">b) média do número de filhos; </text:p>
      <text:p text:style-name="P10">c) maior salário; </text:p>
      <text:p text:style-name="P10">d) percentual de pessoas com salário até R$100,00. <text:s/>*/</text:p>
      <text:p text:style-name="P10"/>
      <text:p text:style-name="P10"/>
      <text:p text:style-name="P10"><text:s text:c="8"/>inteiro pessoa, qtdFilhos</text:p>
      <text:p text:style-name="P10"><text:s text:c="8"/>real salario = 0.0, mediaSalario = 0.0, mediaQtdFilhos = 0.0, percent = 0.0, maiorSalario = 0.0</text:p>
      <text:p text:style-name="P10"/>
      <text:p text:style-name="P10"><text:s text:c="8"/>para(pessoa = 0; pessoa &lt;= 2; pessoa++){</text:p>
      <text:p text:style-name="P10"><text:s text:c="12"/>escreva("Informe o seu salário e a quantidade de filhos:\n")</text:p>
      <text:p text:style-name="P10"><text:s text:c="12"/>leia(salario, qtdFilhos)</text:p>
      <text:p text:style-name="P10"/>
      <text:p text:style-name="P10"><text:s text:c="12"/>mediaSalario += salario</text:p>
      <text:p text:style-name="P10"><text:s text:c="12"/>mediaQtdFilhos += qtdFilhos</text:p>
      <text:p text:style-name="P10"/>
      <text:p text:style-name="P10"><text:s text:c="12"/>se(maiorSalario &gt; salario){</text:p>
      <text:p text:style-name="P10"><text:s text:c="16"/>escreva("Maior salário é:\n",maiorSalario)</text:p>
      <text:p text:style-name="P10"><text:s text:c="16"/>}</text:p>
      <text:p text:style-name="P10"/>
      <text:p text:style-name="P10"><text:s text:c="12"/>se(salario &lt;= 100){</text:p>
      <text:p text:style-name="P10"><text:s text:c="16"/>percent += salario</text:p>
      <text:p text:style-name="P10"><text:s text:c="16"/>}</text:p>
      <text:p text:style-name="P10"><text:s text:c="12"/>}</text:p>
      <text:p text:style-name="P10"><text:s text:c="12"/>//média de salario e de filhos e porcentagem de salário até 100 reais</text:p>
      <text:p text:style-name="P10"><text:s text:c="12"/>mediaSalario = mediaSalario/pessoa</text:p>
      <text:p text:style-name="P10"><text:s text:c="12"/>mediaQtdFilhos = mediaQtdFilhos/pessoa</text:p>
      <text:p text:style-name="P10"><text:s text:c="12"/>percent = percent/100</text:p>
      <text:p text:style-name="P10"/>
      <text:p text:style-name="P10"><text:s text:c="12"/>escreva("\nA média salarial:R$ ",mediaSalario,"\ne a média de filhos: ",mediaQtdFilhos)</text:p>
      <text:p text:style-name="P10"><text:s text:c="12"/>escreva("\nA porcentagem de pessoa com salário até R$ 100: ", percent," %")</text:p>
      <text:p text:style-name="P10"><text:s text:c="4"/>}</text:p>
      <text:p text:style-name="P10">}</text:p>
      <text:p text:style-name="P11"/>
      <text:p text:style-name="P4">Questão <text:span text:style-name="T6">2</text:span> <text:span text:style-name="T4">(Enquanto)</text:span></text:p>
      <text:p text:style-name="P6"/>
      <text:p text:style-name="P9">programa</text:p>
      <text:p text:style-name="P9">{</text:p>
      <text:p text:style-name="P9"><text:tab/></text:p>
      <text:p text:style-name="P9"/>
      <text:p text:style-name="P9"><text:soft-page-break/>/*Obtenha um número digitado pelo usuário e repita a operação de multiplicar ele por três <text:s/>(imprimindo o novo valor) até que ele seja maior do que 100. Ex.: se o usuário digita 5, <text:s/>deveremos observar na tela a seguinte sequência: 5 15 45 135.*/</text:p>
      <text:p text:style-name="P9"/>
      <text:p text:style-name="P7">funcao inicio()</text:p>
      <text:p text:style-name="P7">{</text:p>
      <text:p text:style-name="P7"><text:s text:c="3"/>inteiro num</text:p>
      <text:p text:style-name="P7"/>
      <text:p text:style-name="P7"><text:s text:c="3"/>escreva("Digite um número: ")</text:p>
      <text:p text:style-name="P7"><text:s text:c="4"/>leia(num)</text:p>
      <text:p text:style-name="P7"/>
      <text:p text:style-name="P7"><text:s text:c="4"/>escreva(" ", num)</text:p>
      <text:p text:style-name="P7"><text:s text:c="4"/>enquanto (num &lt;= 100)</text:p>
      <text:p text:style-name="P7"><text:s text:c="4"/>{</text:p>
      <text:p text:style-name="P7"><text:s text:c="8"/><text:tab/>num = num * 3</text:p>
      <text:p text:style-name="P7"><text:s text:c="8"/><text:tab/>escreva(", ", num)</text:p>
      <text:p text:style-name="P7"><text:s text:c="3"/><text:tab/> <text:s text:c="3"/>}</text:p>
      <text:p text:style-name="P7"><text:tab/>}</text:p>
      <text:p text:style-name="P7"><text:s text:c="2"/>}</text:p>
      <text:p text:style-name="P6"/>
      <text:p text:style-name="P3">Questão 1 <text:span text:style-name="T4">(Faça...Enquanto)</text:span></text:p>
      <text:p text:style-name="P1"/>
      <text:p text:style-name="P12">programa</text:p>
      <text:p text:style-name="P12">{</text:p>
      <text:p text:style-name="P12"/>
      <text:p text:style-name="P12">/* Faça um programa que mostre uma contagem na tela de 233 a 456, só que contando de 3 em 3 quando estiver entre 300 e 400 e de 5 em 5 quando não estiver.*/</text:p>
      <text:p text:style-name="P13"><text:s text:c="4"/></text:p>
      <text:p text:style-name="P13"><text:tab/>funcao inicio()</text:p>
      <text:p text:style-name="P12"><text:s text:c="4"/>{</text:p>
      <text:p text:style-name="P12"><text:s text:c="8"/>inteiro contagem=233</text:p>
      <text:p text:style-name="P12"/>
      <text:p text:style-name="P12"><text:s text:c="8"/>faca{</text:p>
      <text:p text:style-name="P12"><text:s text:c="12"/>se(contagem &gt;= 233 e contagem &lt; 300){</text:p>
      <text:p text:style-name="P12"><text:s text:c="16"/>contagem = contagem+5</text:p>
      <text:p text:style-name="P12"><text:s text:c="12"/>}</text:p>
      <text:p text:style-name="P5"/>
      <text:p text:style-name="P12"><text:s text:c="12"/>senao se(contagem &gt;= 300 e contagem &lt;= 400){</text:p>
      <text:p text:style-name="P12"><text:s text:c="16"/>contagem = contagem+3</text:p>
      <text:p text:style-name="P12"><text:s text:c="12"/>}</text:p>
      <text:p text:style-name="P12"/>
      <text:p text:style-name="P12"><text:s text:c="12"/>senao se(contagem &gt; 400 e contagem &lt;=456){</text:p>
      <text:p text:style-name="P12"><text:s text:c="16"/>contagem = contagem + 5</text:p>
      <text:p text:style-name="P12"><text:s text:c="12"/>}</text:p>
      <text:p text:style-name="P12"><text:s text:c="12"/>escreva(" \n Minha contagem: "+ contagem)</text:p>
      <text:p text:style-name="P12"><text:s text:c="8"/>}</text:p>
      <text:p text:style-name="P12"/>
      <text:p text:style-name="P12"><text:s text:c="4"/>enquanto(contagem &lt;= 456)</text:p>
      <text:p text:style-name="P12"><text:s text:c="4"/>}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3:47:20.654695994</meta:creation-date>
    <dc:date>2022-12-04T20:04:47.314000000</dc:date>
    <meta:editing-duration>PT15H45M27S</meta:editing-duration>
    <meta:editing-cycles>23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74" meta:word-count="338" meta:character-count="2485" meta:non-whitespace-character-count="1721"/>
  </office:meta>
</office:document-meta>
</file>